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84478" officeooo:paragraph-rsid="00084478"/>
    </style:style>
    <style:style style:name="P2" style:family="paragraph" style:parent-style-name="Text_20_body">
      <style:text-properties officeooo:rsid="000a2737" officeooo:paragraph-rsid="000b7a5e"/>
    </style:style>
    <style:style style:name="P3" style:family="paragraph" style:parent-style-name="Standard">
      <style:paragraph-properties fo:text-align="center" style:justify-single-word="false"/>
      <style:text-properties officeooo:rsid="0008c1af" officeooo:paragraph-rsid="000525fd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0525fd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8c1af" officeooo:paragraph-rsid="000525fd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0525fd" style:font-size-asian="12pt" style:font-size-complex="12pt"/>
    </style:style>
    <style:style style:name="P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0525fd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font-size="12pt" officeooo:rsid="0008c1af" officeooo:paragraph-rsid="000525fd" style:font-size-asian="12pt" style:font-size-complex="12pt"/>
    </style:style>
    <style:style style:name="P9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0525fd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07072b" officeooo:paragraph-rsid="0007072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084478" officeooo:paragraph-rsid="00084478" style:font-size-asian="12pt" style:font-size-complex="12pt"/>
    </style:style>
    <style:style style:name="P12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0525fd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officeooo:paragraph-rsid="000525fd"/>
    </style:style>
    <style:style style:name="P14" style:family="paragraph" style:parent-style-name="Standard" style:list-style-name="">
      <style:paragraph-properties fo:margin-top="0cm" fo:margin-bottom="0cm" style:contextual-spacing="false" fo:line-height="100%" fo:text-align="center" style:justify-single-word="false"/>
      <style:text-properties fo:font-size="12pt" officeooo:rsid="0008c1af" officeooo:paragraph-rsid="00079df2" style:font-size-asian="12pt" style:font-size-complex="12pt"/>
    </style:style>
    <style:style style:name="P15" style:family="paragraph" style:parent-style-name="Heading_20_2">
      <style:paragraph-properties fo:text-align="center" style:justify-single-word="false" fo:break-before="page"/>
      <style:text-properties officeooo:rsid="00084478" officeooo:paragraph-rsid="00084478"/>
    </style:style>
    <style:style style:name="P16" style:family="paragraph" style:parent-style-name="Heading_20_3">
      <style:text-properties officeooo:rsid="000a2737" officeooo:paragraph-rsid="000a2737"/>
    </style:style>
    <style:style style:name="P17" style:family="paragraph" style:parent-style-name="Text_20_body">
      <style:text-properties officeooo:rsid="000b7a5e" officeooo:paragraph-rsid="000b7a5e"/>
    </style:style>
    <style:style style:name="P18" style:family="paragraph" style:parent-style-name="Text_20_body">
      <style:text-properties officeooo:rsid="0010915e" officeooo:paragraph-rsid="00125e55"/>
    </style:style>
    <style:style style:name="P19" style:family="paragraph" style:parent-style-name="Text_20_body">
      <style:text-properties officeooo:paragraph-rsid="00125e5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8730f" style:font-size-asian="12pt" style:font-size-complex="12pt"/>
    </style:style>
    <style:style style:name="T3" style:family="text">
      <style:text-properties fo:font-size="12pt" officeooo:rsid="0008c1af" style:font-size-asian="12pt" style:font-size-complex="12pt"/>
    </style:style>
    <style:style style:name="T4" style:family="text">
      <style:text-properties fo:font-size="12pt" officeooo:rsid="0007072b" style:font-size-asian="12pt" style:font-size-complex="12pt"/>
    </style:style>
    <style:style style:name="T5" style:family="text">
      <style:text-properties officeooo:rsid="0006d5b5"/>
    </style:style>
    <style:style style:name="T6" style:family="text">
      <style:text-properties officeooo:rsid="00350896"/>
    </style:style>
    <style:style style:name="T7" style:family="text">
      <style:text-properties fo:color="#303030" loext:opacity="100%" style:font-name="Times New Roman" fo:font-size="13pt" style:font-name-asian="Times New Roman1" style:font-size-asian="13pt" style:language-asian="ru" style:country-asian="RU" style:font-name-complex="Times New Roman1" style:font-size-complex="13pt" style:font-weight-complex="bold"/>
    </style:style>
    <style:style style:name="T8" style:family="text">
      <style:text-properties fo:color="#303030" loext:opacity="100%" style:font-name="Times New Roman" fo:font-size="13pt" officeooo:rsid="00079df2" style:font-name-asian="Times New Roman1" style:font-size-asian="13pt" style:language-asian="ru" style:country-asian="RU" style:font-name-complex="Times New Roman1" style:font-size-complex="13pt" style:font-weight-complex="bold"/>
    </style:style>
    <style:style style:name="T9" style:family="text">
      <style:text-properties officeooo:rsid="000a2737"/>
    </style:style>
    <style:style style:name="T10" style:family="text">
      <style:text-properties officeooo:rsid="000b7a5e"/>
    </style:style>
    <style:style style:name="T11" style:family="text">
      <style:text-properties officeooo:rsid="000d1865"/>
    </style:style>
    <style:style style:name="T12" style:family="text">
      <style:text-properties officeooo:rsid="000e9571"/>
    </style:style>
    <style:style style:name="T13" style:family="text">
      <style:text-properties officeooo:rsid="0010915e"/>
    </style:style>
    <style:style style:name="T14" style:family="text">
      <style:text-properties style:text-position="0% 100%"/>
    </style:style>
    <style:style style:name="T15" style:family="text">
      <style:text-properties officeooo:rsid="0010b46f"/>
    </style:style>
    <style:style style:name="T16" style:family="text">
      <style:text-properties officeooo:rsid="00125e55"/>
    </style:style>
    <style:style style:name="T17" style:family="text">
      <style:text-properties style:text-line-through-style="none" style:text-line-through-type="none" style:text-underline-style="none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Ф</text:span><text:span text:style-name="T1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4"/>
      <text:p text:style-name="P5">Факультет программной инженерии и компьютер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pan text:style-name="T5">Э</text:span>ссе</text:p>
      <text:h text:style-name="P14" text:outline-level="3"><text:span text:style-name="T7">П</text:span><text:span text:style-name="T8">ётр</text:span><text:span text:style-name="T7"> П</text:span><text:span text:style-name="T8">етрович</text:span><text:span text:style-name="T7"> С</text:span><text:span text:style-name="T8">емёнов</text:span><text:span text:style-name="T7"> Т</text:span><text:span text:style-name="T8">янь</text:span><text:span text:style-name="T7">-Ш</text:span><text:span text:style-name="T8">аньский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</text:p>
      <text:p text:style-name="P7">Путинцев Данил Денисович</text:p>
      <text:p text:style-name="P7">Группа P3107</text:p>
      <text:p text:style-name="P9">Проверил<text:span text:style-name="T6">(а)</text:span></text:p>
      <text:p text:style-name="P12"><text:span text:style-name="T4">Старший п</text:span><text:span text:style-name="T3">реподаватель: </text:span>Васильев Андрей Владимирович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5"/>
      <text:p text:style-name="P3"><text:span text:style-name="T1">Санкт-Петербург 2023 го</text:span><text:span text:style-name="T2">д</text:span></text:p>
      <text:h text:style-name="P15" text:outline-level="2">Петр Петрович Семенов Тянь-Шаньский</text:h>
      <text:p text:style-name="P1">Петр Петрович Семенов — русский путешественник, географ, коллекционер, статистик, государственный и общественный деятель. Родился Петр Семенов 2 января 1827 года в дворянской семье в родовом имении Рязанка. Отец его <text:span text:style-name="T9">Петр Николаевич</text:span> был отставным капитаном лейб-гвардии Измайловского полка, участником Отечественной войны 1812 года и заграничных походов. <text:span text:style-name="T9">Был известен как поэт и драматург.</text:span></text:p>
      <text:h text:style-name="P16" text:outline-level="3">Географическая деятельность.</text:h>
      <text:p text:style-name="P2">С детских лет Петр Семенович любил географию. Уже в юном возрасте он исследовал окрестные леса, ближайшие к усадьбе овраги и долину реки Рановы. После окончания университета Петр Семенов вместе с другом отправляются пешком из Петербурга в Москву, собирая и изучая растения типичные для русской природы. В дальнейшем они решили совершить трехгодичную экспедицию в Воронежскую, Тамбовскую губернии и в верхнее течение Дона. Целью их путешествия было: установить границы чернозёмной полосы, исследовать её почвы и растительность. В ходе этого путешествия Петр Семенов собрал материал для защиты диссертации о почвах и растительности черноземного края на звание магистра ботаники.</text:p>
      <text:p text:style-name="P2"><text:s/>В 1845 году основано Русское Географическое общество, а уже в 1850-х года Петр Семенов вступает в него. <text:span text:style-name="T10">Весной 1853 года П.П. Семенов вынужден уехать в Европу из-за состояния здоровья. В Берлинском университете он изучает геологию и физическую географию, там же близко знакомится со знаменитым путешественником и ученым Александром Гумбольдтом. Летом он проводит географические съемки местности Гарц и Альп. </text:span></text:p>
      <text:p text:style-name="P17">В 1856 году Петр Петрович Семенов получил согласие Географического общества на снаряжение экспедиции в Среднюю Азию. Его путь пролегал через Семипалатинск, Барнаул, укрепление Верхнее (ныне Алма-Ата). Исследование Тянь-Шаня началось с посещения Иссык-Куля, а проникнуть к горам Семенову удалось только в 1857 году. <text:span text:style-name="T11">Благодаря этой экспедиции Семенов открыл истоки рек Сырдарьи, Чу и Сары-Джаз, вершины Хан-Тенгри и другие. Он обнаружил расположение хребтов Тянь-Шаня, высоту снежной линии в данном районе и открыл огромные Тянь-Шанские ледники. </text:span><text:span text:style-name="T12">Также им было доказано отсутствие на Тянь-Шане вулканов, тем самым он опровергнул теорию Гумбольдта, которая была широко распространена по Европе. </text:span><text:span text:style-name="T13">Петр Петрович провел исследование по технологии, которое опережало свое время, он изучил зависимость рельефа от геологического строения местности. Он выделил природные зоны и дал характеристику каждой из них, рассматривая тесную связь климата и растительности. Результатом этой экспедиции стали фундаментальные знания о Тянь-Шане и разработанная им новая методика экспедиционных работ. </text:span></text:p>
      <text:p text:style-name="P18">В 1859 году завершил перевод второго тома Риттера «<text:span text:style-name="T14">З</text:span>емлеведения Азии». В этой работе <text:span text:style-name="T15">он написал «Предисловие переводчика», которое стало научной работой, посвященной Тянь-Шаню. В этом же году Петр Петрович разрабатывает карты Европейской России и Кавказа, исследует вопрос обмеления Азовского моря.</text:span></text:p>
      <text:p text:style-name="P19"><text:span text:style-name="T16">Совместно со своим сыном Вениамином и Владимиром Ламанским Петр Петрович создает фундаментальный труд </text:span>Полное географическое описание нашего отечества». В свет вышли <text:soft-page-break/>11 томов из 22 запланированных. Другим объемным трудом Петра Семенова стал «<text:span text:style-name="T17">Географо-статистический словарь Российской империи</text:span>».</text:p>
      <text:p text:style-name="P19"><text:span text:style-name="T16">В 1888 году Петр Семенов совершил поездку по Зайкаспийской области и Туркестану. </text:span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23:19:52.430942020</meta:creation-date>
    <dc:date>2023-11-23T13:24:55.609491740</dc:date>
    <meta:editing-duration>PT38M3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19" meta:word-count="476" meta:character-count="3645" meta:non-whitespace-character-count="3182"/>
  </office:meta>
</office:document-meta>
</file>